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Method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Set.AptMethodSet( Collection &lt; String &gt; interceptorServi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tMethodSet.AptMetho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Set.add( T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MethodSet.isOverrideMethod( T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Set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